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53cm" svg:stroke-color="#000000" draw:marker-start-width="0.5cm" draw:marker-end-width="0.5cm" draw:stroke-linejoin="miter" draw:fill="none" draw:fill-color="#000000" fo:padding-top="0.224cm" fo:padding-bottom="0.224cm" fo:padding-left="0.349cm" fo:padding-right="0.349cm"/>
    </style:style>
    <style:style style:name="P1" style:family="paragraph">
      <loext:graphic-properties draw:fill="none" draw:fill-color="#000000"/>
    </style:style>
  </office:automatic-styles>
  <office:body>
    <office:drawing>
      <draw:page draw:name="page1" draw:style-name="dp1" draw:master-page-name="Default">
        <draw:path draw:style-name="gr1" draw:text-style-name="P1" draw:layer="layout" svg:width="20.405cm" svg:height="18.367cm" svg:x="2.994cm" svg:y="9.532cm" svg:viewBox="0 0 20406 18368" svg:d="M20295 8780l-2505-466c-61-12-128-69-148-128l-768-1792c-29-55-24-142 12-193l1460-2128c35-51 28-129-16-173l-1824-1824c-44-44-121-51-173-16l-2165 1486c-51 35-139 42-194 14l-1737-711c-59-19-117-85-128-146l-483-2592c-11-61-71-111-133-111h-2579c-62 0-122 50-134 111l-482 2592c-11 61-69 127-128 146l-1737 711c-56 28-144 21-195-14l-2164-1486c-52-35-130-28-174 16l-1823 1824c-44 44-51 122-16 173l1460 2128c35 51 40 138 12 193l-768 1792c-21 59-87 116-149 128l-2505 466c-61 11-111 71-111 133v2579c0 62 50 123 111 134l2444 455c61 11 127 69 145 128l763 1906c28 56 21 144-14 195l-1388 2023c-35 51-28 129 16 173l1823 1823c44 44 122 51 173 16l1988-1364c51-35 137-37 190-6l876 468c56 28 121 4 144-53l1807-4366c24-58 0-131-53-164l-219-134c-40-25-95-67-139-106-791-507-1316-1393-1316-2402 0-1575 1277-2852 2852-2852s2852 1277 2852 2852c0 1009-525 1895-1316 2402-43 39-98 81-139 106l-219 134c-53 33-77 106-53 164l1807 4366c24 57 88 81 144 53l876-468c54-31 139-29 191 7l1987 1364c51 34 129 27 173-16l1824-1824c44-44 51-122 16-173l-1389-2023c-35-51-41-139-14-195l763-1906c19-59 84-117 145-128l2444-455c61-11 111-72 111-134v-2578c0-63-50-123-111-13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01T12:51:35.099000000</dc:date>
    <meta:editing-duration>PT17M26S</meta:editing-duration>
    <meta:editing-cycles>1</meta:editing-cycles>
    <meta:document-statistic meta:object-count="1"/>
    <meta:generator>LibreOffice/5.4.1.2$Windows_X86_64 LibreOffice_project/ea7cb86e6eeb2bf3a5af73a8f7777ac570321527</meta:generator>
  </office:meta>
</office:document-meta>
</file>